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svg:stroke-opacity="100%" draw:fill="solid" draw:fill-color="#ffe994" draw:opacity="100%" draw:textarea-horizontal-align="center" draw:textarea-vertical-align="middle" draw:auto-grow-height="false" draw:auto-grow-width="false" fo:min-height="4.044cm" fo:min-width="3.459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e8f2a1" draw:opacity="100%" draw:textarea-horizontal-align="center" draw:textarea-vertical-align="middle" draw:auto-grow-height="false" draw:auto-grow-width="false" fo:min-height="4.488cm" fo:min-width="3.905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svg:stroke-opacity="100%" draw:fill="solid" draw:fill-color="#ffb66c" draw:opacity="100%" draw:textarea-horizontal-align="center" draw:textarea-vertical-align="middle" draw:auto-grow-height="false" draw:auto-grow-width="false" fo:min-height="4.488cm" fo:min-width="3.905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svg:stroke-opacity="100%" draw:fill="solid" draw:fill-color="#ffaa95" draw:opacity="100%" draw:textarea-horizontal-align="center" draw:textarea-vertical-align="middle" draw:auto-grow-height="false" draw:auto-grow-width="false" fo:min-height="4.044cm" fo:min-width="3.459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81cm" svg:stroke-color="#666666" draw:marker-start="" draw:marker-start-width="0.215cm" draw:marker-start-center="false" draw:marker-end="" draw:marker-end-width="0.215cm" draw:marker-end-center="false" svg:stroke-opacity="100%" draw:fill="solid" draw:fill-color="#cccccc" draw:opacity="100%" draw:textarea-horizontal-align="center" draw:textarea-vertical-align="middle" draw:auto-grow-height="false" draw:auto-grow-width="false" fo:min-height="4.044cm" fo:min-width="3.459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e8f2a1" draw:opacity="100%" draw:textarea-horizontal-align="center" draw:textarea-vertical-align="middle" draw:auto-grow-height="false" draw:auto-grow-width="false" fo:min-height="4.044cm" fo:min-width="3.458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81cm" svg:stroke-color="#0084d1" draw:marker-start="" draw:marker-start-width="0.215cm" draw:marker-start-center="false" draw:marker-end="" draw:marker-end-width="0.215cm" draw:marker-end-center="false" svg:stroke-opacity="100%" draw:fill="solid" draw:fill-color="#99ccff" draw:opacity="100%" draw:textarea-horizontal-align="center" draw:textarea-vertical-align="middle" draw:auto-grow-height="false" draw:auto-grow-width="false" fo:min-height="4.488cm" fo:min-width="3.905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b47804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e994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b47804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e8f2a1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90%" fo:text-align="center" fo:text-indent="-0.79cm" style:punctuation-wrap="hanging" style:writing-mode="lr-tb">
        <style:tab-stops/>
      </style:paragraph-properties>
      <style:text-properties fo:font-variant="normal" fo:text-transform="none" fo:color="#b85c00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b66c" draw:opacity="100%"/>
      <style:paragraph-properties fo:margin-left="0cm" fo:margin-right="0cm" fo:margin-top="0cm" fo:margin-bottom="0cm" fo:line-height="90%" fo:text-align="center" fo:text-indent="-0.79cm" style:punctuation-wrap="hanging" style:writing-mode="lr-tb" style:font-independent-line-spacing="true">
        <style:tab-stops/>
      </style:paragraph-properties>
      <style:text-properties fo:font-variant="normal" fo:text-transform="none" fo:color="#b85c00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e480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aa95" draw:opacity="100%"/>
      <style:paragraph-properties fo:margin-left="0cm" fo:margin-right="0cm" fo:margin-top="0cm" fo:margin-bottom="0cm" fo:line-height="100%" fo:text-indent="0cm" style:writing-mode="lr-tb" style:font-independent-line-spacing="true"/>
      <style:text-properties fo:font-variant="normal" fo:text-transform="none" fo:color="#be480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cccccc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666666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5eb91e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8f2a1" draw:opacity="100%"/>
      <style:paragraph-properties fo:margin-left="0cm" fo:margin-right="0cm" fo:margin-top="0cm" fo:margin-bottom="0cm" fo:line-height="100%" fo:text-indent="0cm" style:writing-mode="lr-tb" style:font-independent-line-spacing="true"/>
      <style:text-properties fo:font-variant="normal" fo:text-transform="none" fo:color="#5eb91e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90%" fo:text-align="center" fo:text-indent="-0.79cm" style:punctuation-wrap="hanging" style:writing-mode="lr-tb">
        <style:tab-stops/>
      </style:paragraph-properties>
      <style:text-properties fo:font-variant="normal" fo:text-transform="none" fo:color="#0084d1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99ccff" draw:opacity="100%"/>
      <style:paragraph-properties fo:margin-left="0cm" fo:margin-right="0cm" fo:margin-top="0cm" fo:margin-bottom="0cm" fo:line-height="90%" fo:text-align="center" fo:text-indent="-0.79cm" style:punctuation-wrap="hanging" style:writing-mode="lr-tb" style:font-independent-line-spacing="true">
        <style:tab-stops/>
      </style:paragraph-properties>
      <style:text-properties fo:font-variant="normal" fo:text-transform="none" fo:color="#0084d1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b47804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68a1a" loext:opacity="100%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85c00" loext:opacity="100%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e480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4d1" loext:opacity="100%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048cm" svg:height="5.802cm" svg:x="6.504cm" svg:y="5.953cm">
            <text:p text:style-name="P1"><text:span text:style-name="T1">Android GUI Module</text:span></text:p>
  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" draw:text-style-name="P4" draw:layer="layout" svg:width="5.048cm" svg:height="5.802cm" svg:x="3.788cm" svg:y="10.878cm">
            <text:p text:style-name="P3"><text:span text:style-name="T2">Widget Settings</text:span></text:p>
  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3" draw:text-style-name="P6" draw:layer="layout" svg:width="5.048cm" svg:height="5.802cm" svg:x="11.952cm" svg:y="5.955cm">
            <text:p text:style-name="P5"><text:span text:style-name="T3">Database Helper</text:span></text:p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4" draw:text-style-name="P8" draw:layer="layout" svg:width="5.048cm" svg:height="5.802cm" svg:x="9.236cm" svg:y="10.879cm">
            <text:p text:style-name="P7"><text:span text:style-name="T4">Voting Widget</text:span></text:p>
  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5" draw:text-style-name="P10" draw:layer="layout" svg:width="5.048cm" svg:height="5.802cm" svg:x="9.239cm" svg:y="1.029cm">
            <text:p text:style-name="P9"><text:span text:style-name="T5">Live Wallpaper</text:span></text:p>
  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6" draw:text-style-name="P12" draw:layer="layout" svg:width="5.047cm" svg:height="5.802cm" svg:x="3.791cm" svg:y="1cm">
            <text:p text:style-name="P11"><text:span text:style-name="T6">Wallpaper Settings</text:span></text:p>
  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7" draw:text-style-name="P14" draw:layer="layout" svg:width="5.048cm" svg:height="5.802cm" svg:x="1cm" svg:y="5.955cm">
            <text:p text:style-name="P13"><text:span text:style-name="T7">Android OS</text:span></text:p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99cc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3399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dor Balabanov</meta:initial-creator>
    <meta:creation-date>2021-09-19T14:35:28.908945030</meta:creation-date>
    <dc:date>2021-09-19T14:49:42.253355740</dc:date>
    <dc:creator>Todor Balabanov</dc:creator>
    <meta:editing-duration>PT14M12S</meta:editing-duration>
    <meta:editing-cycles>5</meta:editing-cycles>
    <meta:generator>LibreOffice/7.0.6.2$MacOSX_X86_64 LibreOffice_project/144abb84a525d8e30c9dbbefa69cbbf2d8d4ae3b</meta:generator>
    <meta:document-statistic meta:object-count="8"/>
  </office:meta>
</office:document-meta>
</file>